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45.34pt"/>
    </style:style>
    <style:style style:name="co4" style:family="table-column">
      <style:table-column-properties fo:break-before="auto" style:column-width="162.11pt"/>
    </style:style>
    <style:style style:name="co5" style:family="table-column">
      <style:table-column-properties fo:break-before="auto" style:column-width="253.7pt"/>
    </style:style>
    <style:style style:name="co6" style:family="table-column">
      <style:table-column-properties fo:break-before="auto" style:column-width="132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fo:color="#000000" fo:font-weight="normal" style:font-weight-asian="normal" style:font-weight-complex="normal"/>
    </style:style>
    <style:style style:name="ce4" style:family="table-cell" style:parent-style-name="Default">
      <style:text-properties fo:color="#000000" fo:font-style="normal" style:font-style-asian="normal" style:font-style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acc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*v0)[4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*v1)[4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*v2)[4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up→softpipe→no_rast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up-&gt;softpipe-&gt;rasterizer-&gt;rasterizer_discard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2" office:value-type="string" calcext:value-type="string">
            <text:p>calc_det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table:style-name="ce2" office:value-type="string" calcext:value-type="string">
            <text:p>setup_sort_vertic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tup-&gt;softpipe-&gt;rasterizer-&gt;flatshade_first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up-&gt;vprovoke</text:p>
          </table:table-cell>
          <table:table-cell office:value-type="string" calcext:value-type="string">
            <text:p>w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up-&gt;vmin</text:p>
          </table:table-cell>
          <table:table-cell office:value-type="string" calcext:value-type="string">
            <text:p>w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up-&gt;vmid</text:p>
          </table:table-cell>
          <table:table-cell office:value-type="string" calcext:value-type="string">
            <text:p>w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up-&gt;vmax</text:p>
          </table:table-cell>
          <table:table-cell office:value-type="string" calcext:value-type="string">
            <text:p>w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up-&gt;ebot.dx</text:p>
          </table:table-cell>
          <table:table-cell office:value-type="string" calcext:value-type="string">
            <text:p>w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up-&gt;ebot.dy</text:p>
          </table:table-cell>
          <table:table-cell office:value-type="string" calcext:value-type="string">
            <text:p>w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up-&gt;emaj.dx</text:p>
          </table:table-cell>
          <table:table-cell office:value-type="string" calcext:value-type="string">
            <text:p>w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up-&gt;emaj.dy</text:p>
          </table:table-cell>
          <table:table-cell office:value-type="string" calcext:value-type="string">
            <text:p>w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up-&gt;etop.dx</text:p>
          </table:table-cell>
          <table:table-cell office:value-type="string" calcext:value-type="string">
            <text:p>w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up-&gt;etop.dy</text:p>
          </table:table-cell>
          <table:table-cell office:value-type="string" calcext:value-type="string">
            <text:p>w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up-&gt;oneoverarea</text:p>
          </table:table-cell>
          <table:table-cell office:value-type="string" calcext:value-type="string">
            <text:p>w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up→facing</text:p>
          </table:table-cell>
          <table:table-cell office:value-type="string" calcext:value-type="string">
            <text:p>w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up-&gt;softpipe-&gt;rasterizer-&gt;front_ccw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up-&gt;cull_face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up-&gt;softpipe-&gt;rasterizer-&gt;half_pixel_center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up-&gt;pixel_offset</text:p>
          </table:table-cell>
          <table:table-cell office:value-type="string" calcext:value-type="string">
            <text:p>w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setup_tri_coefficien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oftpipe = setup-&gt;softpip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sInfo = &amp;setup-&gt;softpipe-&gt;fs_variant-&gt;inf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nfo = &amp;softpipe-&gt;setup_inf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sinfo-&gt;valid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up-&gt;vmin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up-&gt;vmid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up-&gt;vmax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2" office:value-type="string" calcext:value-type="string">
            <text:p>tri_linear_coeff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ef=&amp;setup-&gt;posCoef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tup-&gt;ebot.d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etup-&gt;emaj.dx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etup-&gt;oneoverarea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oef-&gt;dadx[i]</text:p>
          </table:table-cell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oef→dady[i]</text:p>
          </table:table-cell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oef-&gt;a0[i]</text:p>
          </table:table-cell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etup-&gt;pixel_offset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sInfo-&gt;num_inputs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info-&gt;attrib[fragSlot].src_index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info-&gt;attrib[fragSlot].interp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2" office:value-type="string" calcext:value-type="string">
            <text:p>const_coeff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TGSI_NUM_CHANNELS=4</text:p>
          </table:table-cell>
          <table:table-cell office:value-type="string" calcext:value-type="string">
            <text:p>defin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oef-&gt;dadx[i]</text:p>
          </table:table-cell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oef-&gt;dady[i]</text:p>
          </table:table-cell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oef-&gt;a0[i]</text:p>
          </table:table-cell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etup-&gt;vprovoke[vertSlot][i]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sInfo-&gt;input_semantic_name[fragSlot]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GSI_SEMANTIC_FACE</text:p>
          </table:table-cell>
          <table:table-cell office:value-type="string" calcext:value-type="string">
            <text:p>def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up-&gt;softpipe-&gt;reduced_prim == PIPE_PRIM_TRIANGLES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up-&gt;span.y</text:p>
          </table:table-cell>
          <table:table-cell office:value-type="string" calcext:value-type="string">
            <text:p>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up-&gt;span.right[0]</text:p>
          </table:table-cell>
          <table:table-cell office:value-type="string" calcext:value-type="string">
            <text:p>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up→span.right[1]</text:p>
          </table:table-cell>
          <table:table-cell office:value-type="string" calcext:value-type="string">
            <text:p>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up-&gt;softpipe-&gt;layer_slot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up-&gt;quad[0].input.layer</text:p>
          </table:table-cell>
          <table:table-cell office:value-type="string" calcext:value-type="string">
            <text:p>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up-&gt;softpipe-&gt;viewport_index_slot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up-&gt;quad[0].input.viewport_index</text:p>
          </table:table-cell>
          <table:table-cell office:value-type="string" calcext:value-type="string">
            <text:p>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up-&gt;oneoverarea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2" office:value-type="string" calcext:value-type="string">
            <text:p>subtriangle</text:p>
          </table:table-cell>
          <table:table-cell table:number-columns-repeated="1021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eleft=&amp;setup→emaj,ebot,top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eright=&amp;setup→ebot,etop,emaj,emaj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lines=setup→ebot.lin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liprect = &amp;setup-&gt;softpipe-&gt;cliprect[viewport_index]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liprect-&gt;minx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liprect-&gt;maxx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liprect-&gt;miny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liprect-&gt;maxy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left-&gt;sy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right-&gt;sy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left-&gt;sx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left-&gt;dxdy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right-&gt;sx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right-&gt;dxdy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up-&gt;span.y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2" office:value-type="string" calcext:value-type="string">
            <text:p>flush_span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tup-&gt;span.left[0]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etup-&gt;span.left[1]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etup-&gt;span.right[0]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etup-&gt;span.right[1]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pipe = setup-&gt;softpipe-&gt;quad.firs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tup→span.y</text:p>
          </table:table-cell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etup-&gt;span.right[0]</text:p>
          </table:table-cell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etup-&gt;span.right[1]</text:p>
          </table:table-cell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etup-&gt;span.left[0]</text:p>
          </table:table-cell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etup-&gt;span.left[1]</text:p>
          </table:table-cell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etup-&gt;quad[q].input.x0</text:p>
          </table:table-cell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etup-&gt;span.y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etup-&gt;quad[q].input.y0</text:p>
          </table:table-cell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etup-&gt;facing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etup-&gt;quad[q].input.facing</text:p>
          </table:table-cell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etup-&gt;quad[q].inout.mask</text:p>
          </table:table-cell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&amp;setup-&gt;quad[q]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etup-&gt;quad_ptrs[q]</text:p>
          </table:table-cell>
          <table:table-cell table:number-columns-repeated="1019"/>
        </table:table-row>
        <table:table-row table:style-name="ro1">
          <table:table-cell table:number-columns-repeated="6"/>
          <table:table-cell table:style-name="ce2" office:value-type="string" calcext:value-type="string">
            <text:p>choose_depth_tes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 office:value-type="string" calcext:value-type="string">
            <text:p>qs=pip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 office:value-type="string" calcext:value-type="string">
            <text:p>quads[]=setup→quad_ptr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sInfo = &amp;qs-&gt;softpipe-&gt;fs_variant-&gt;in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sInfo-&gt;writes_z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qs-&gt;softpipe-&gt;early_depth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qs-&gt;softpipe-&gt;depth_stencil-&gt;alpha.enabled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qs-&gt;softpipe-&gt;depth_stencil-&gt;depth.enabled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qs-&gt;softpipe-&gt;depth_stencil-&gt;depth.func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qs-&gt;softpipe-&gt;depth_stencil-&gt;stencil[0].enabled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qs-&gt;softpipe-&gt;depth_stencil-&gt;depth.writemask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qs-&gt;softpipe-&gt;active_query_count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qs-&gt;softpipe-&gt;rasterizer-&gt;depth_cli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qs-&gt;softpipe-&gt;framebuffer.zsbuf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qs-&gt;run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qs-&gt;softpipe-&gt;framebuffer.zsbuf-&gt;format == PIPE_FORMAT_Z16_UNORM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string" calcext:value-type="string">
            <text:p>depth_test_quads_fallback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 office:value-type="string" calcext:value-type="string">
            <text:p>qs=pip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 office:value-type="string" calcext:value-type="string">
            <text:p>quads[]=setup→quad_ptr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sInfo = &amp;qs-&gt;softpipe-&gt;fs_variant-&gt;in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sInfo-&gt;writes_z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qs-&gt;softpipe-&gt;early_depth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fsInfo-&gt;writes_stencil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quads[0]-&gt;input.viewport_index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ata.use_shader_stencil_refs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qs-&gt;softpipe-&gt;depth_stencil-&gt;alpha.enabled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qs-&gt;softpipe-&gt;framebuffer.zsbuf 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qs-&gt;softpipe-&gt;depth_stencil-&gt;depth.enabled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qs-&gt;softpipe-&gt;depth_stencil-&gt;stencil[0].enabled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ata.ps = qs-&gt;softpipe-&gt;framebuffer.zsbuf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data.format = data.ps-&gt;forma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data.tile=</text:p>
          </table:table-cell>
          <table:table-cell table:style-name="ce6" office:value-type="string" calcext:value-type="string">
            <text:p>sp_get_cached_til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Default" office:value-type="string" calcext:value-type="string">
            <text:p>tc=qs-&gt;softpipe-&gt;zsbuf_cach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Default" office:value-type="string" calcext:value-type="string">
            <text:p>quads[0]-&gt;input.x0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 office:value-type="string" calcext:value-type="string">
            <text:p>quads[0]-&gt;input.y0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 office:value-type="string" calcext:value-type="string">
            <text:p>quads[0]-&gt;input.layer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6" office:value-type="string" calcext:value-type="string">
            <text:p>sp_find_cached_til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Default" office:value-type="string" calcext:value-type="string">
            <text:p>softpipe_cached_tile *tile = tc-&gt;entries[pos]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Default" office:value-type="string" calcext:value-type="string">
            <text:p>tc→tile_addrs[pos].value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 office:value-type="string" calcext:value-type="string">
            <text:p>tc-&gt;tile_addrs[pos].bits.layer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 office:value-type="string" calcext:value-type="string">
            <text:p>tc-&gt;tile_addrs[pos].bits.invalid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 office:value-type="string" calcext:value-type="string">
            <text:p>tc-&gt;depth_stencil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 office:value-type="string" calcext:value-type="string">
            <text:p>tc-&gt;tile_addrs[pos]</text:p>
          </table:table-cell>
          <table:table-cell office:value-type="string" calcext:value-type="string">
            <text:p>w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 office:value-type="string" calcext:value-type="string">
            <text:p>tc-&gt;tile_addrs[pos].bits.layer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 office:value-type="string" calcext:value-type="string">
            <text:p>tc-&gt;transfer[layer]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 office:value-type="string" calcext:value-type="string">
            <text:p>tc-&gt;last_tile</text:p>
          </table:table-cell>
          <table:table-cell office:value-type="string" calcext:value-type="string">
            <text:p>w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 office:value-type="string" calcext:value-type="string">
            <text:p>tc-&gt;last_tile_addr</text:p>
          </table:table-cell>
          <table:table-cell office:value-type="string" calcext:value-type="string">
            <text:p>w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qs-&gt;softpipe-&gt;rasterizer-&gt;depth_clip</text:p>
          </table:table-cell>
          <table:table-cell table:style-name="ce3"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qs-&gt;softpipe-&gt;viewports[vp_idx].translate[2]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qs-&gt;softpipe-&gt;viewports[vp_idx].scale[2]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 office:value-type="string" calcext:value-type="string">
            <text:p>get_depth_stencil_values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style-name="ce5" office:value-type="string" calcext:value-type="string">
            <text:p>tile = data-&gt;til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data→format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 office:value-type="string" calcext:value-type="string">
            <text:p>quad-&gt;input.x0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 office:value-type="string" calcext:value-type="string">
            <text:p>quad-&gt;input.y0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 office:value-type="string" calcext:value-type="string">
            <text:p>tile-&gt;data.depth32[y][x]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 office:value-type="string" calcext:value-type="string">
            <text:p>data-&gt;bzzzz[j]</text:p>
          </table:table-cell>
          <table:table-cell office:value-type="string" calcext:value-type="string">
            <text:p>w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 office:value-type="string" calcext:value-type="string">
            <text:p>data-&gt;stencilVals[j]</text:p>
          </table:table-cell>
          <table:table-cell office:value-type="string" calcext:value-type="string">
            <text:p>w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5" office:value-type="string" calcext:value-type="string">
            <text:p>qs-&gt;softpipe-&gt;depth_stencil-&gt;depth.enabled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" office:value-type="string" calcext:value-type="string">
            <text:p>interpolate_quad_depth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Default" office:value-type="string" calcext:value-type="string">
            <text:p>quad=quads[i]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quad-&gt;input.x0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quad→input.y0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quad→posCoef→dadx[2]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quad→posCoef→dady[2]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quad→posCoef→a0[2]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quad-&gt;output.depth[0]</text:p>
          </table:table-cell>
          <table:table-cell office:value-type="string" calcext:value-type="string">
            <text:p>w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quad-&gt;output.depth[1]</text:p>
          </table:table-cell>
          <table:table-cell office:value-type="string" calcext:value-type="string">
            <text:p>w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quad-&gt;output.depth[2]</text:p>
          </table:table-cell>
          <table:table-cell office:value-type="string" calcext:value-type="string">
            <text:p>w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quad→output.depth[3]</text:p>
          </table:table-cell>
          <table:table-cell office:value-type="string" calcext:value-type="string">
            <text:p>w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2" office:value-type="string" calcext:value-type="string">
            <text:p>convert_quad_depth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data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quad=quads[i]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data→clamp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quad-&gt;output.depth[j]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data-&gt;minval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data→maxval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data-&gt;qzzzz[j]</text:p>
          </table:table-cell>
          <table:table-cell office:value-type="string" calcext:value-type="string">
            <text:p>w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qs-&gt;softpipe-&gt;depth_stencil-&gt;stencil[0].enabled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" office:value-type="string" calcext:value-type="string">
            <text:p>depth_test_quad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q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data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quad=quads[i]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softpipe = qs-&gt;softpip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softpipe-&gt;depth_stencil-&gt;depth.func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data-&gt;qzzzz[j]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data-&gt;bzzzz[j]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quad-&gt;inout.mask</text:p>
          </table:table-cell>
          <table:table-cell office:value-type="string" calcext:value-type="string">
            <text:p>w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oftpipe-&gt;depth_stencil-&gt;depth.writemask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data-&gt;qzzzz[j]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data-&gt;bzzzz[j]</text:p>
          </table:table-cell>
          <table:table-cell office:value-type="string" calcext:value-type="string">
            <text:p>w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qs-&gt;softpipe-&gt;depth_stencil-&gt;depth.writemask</text:p>
          </table:table-cell>
          <table:table-cell table:style-name="Default"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" office:value-type="string" calcext:value-type="string">
            <text:p>write_depth_stencil_value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data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quad=quads[i]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tile = data-&gt;til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quad-&gt;input.x0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quad→input.y0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data-&gt;stencilVals[j]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data-&gt;bzzzz[j]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ile-&gt;data.depth32[y][x]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quads[i]</text:p>
          </table:table-cell>
          <table:table-cell office:value-type="string" calcext:value-type="string">
            <text:p>r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quads[pass++]</text:p>
          </table:table-cell>
          <table:table-cell office:value-type="string" calcext:value-type="string">
            <text:p>w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qs-&gt;softpipe-&gt;active_query_count</text:p>
          </table:table-cell>
          <table:table-cell table:style-name="Default" office:value-type="string" calcext:value-type="string">
            <text:p>r</text:p>
          </table:table-cell>
          <table:table-cell table:number-columns-repeated="1016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 style:data-style-name="N2" text:time-value="17:09:37.358349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4:12:53.708392128</meta:creation-date>
    <dc:date>2016-09-25T18:37:49.517572238</dc:date>
    <meta:editing-duration>PT59M31S</meta:editing-duration>
    <meta:editing-cycles>6</meta:editing-cycles>
    <meta:generator>LibreOffice/5.2.1.2$Linux_X86_64 LibreOffice_project/20m0$Build-2</meta:generator>
    <meta:document-statistic meta:table-count="1" meta:cell-count="353" meta:object-count="0"/>
  </office:meta>
</office:document-meta>
</file>